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R17" svg:font-family="CMR17"/>
    <style:font-face style:name="Tahoma1" svg:font-family="Tahoma"/>
    <style:font-face style:name="Adobe Arabic" svg:font-family="'Adobe Arab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</style:style>
    <style:style style:name="T1" style:family="text">
      <style:text-properties style:font-name="Adobe Arabic" fo:font-size="18pt" style:font-size-asian="18pt" style:font-size-complex="18pt"/>
    </style:style>
    <style:style style:name="T2" style:family="text">
      <style:text-properties style:font-name="Adobe Arabic" fo:font-size="18pt" fo:font-weight="normal" style:font-name-asian="CMR17" style:font-size-asian="18pt" style:font-weight-asian="normal" style:font-name-complex="CMR17" style:font-size-complex="1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ath Symbols</text:span></text:p>
      <text:p text:style-name="P1"><text:span text:style-name="T1">⊂ </text:span><text:span text:style-name="T2">⊆ ⊄ ∪ ∈ ∩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R17" svg:font-family="CMR17"/>
    <style:font-face style:name="Tahoma1" svg:font-family="Tahoma"/>
    <style:font-face style:name="Adobe Arabic" svg:font-family="'Adobe Arab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S</meta:editing-duration>
    <meta:editing-cycles>3</meta:editing-cycles>
    <meta:generator>OpenOffice/4.1.2$Win32 OpenOffice.org_project/412m3$Build-9782</meta:generator>
    <dc:date>2019-10-04T10:18:14.43</dc:date>
    <meta:document-statistic meta:table-count="0" meta:image-count="0" meta:object-count="0" meta:page-count="1" meta:paragraph-count="2" meta:word-count="8" meta:character-count="23"/>
    <meta:user-defined meta:name="Info 1"/>
    <meta:user-defined meta:name="Info 2"/>
    <meta:user-defined meta:name="Info 3"/>
    <meta:user-defined meta:name="Info 4"/>
  </office:meta>
</office:document-meta>
</file>